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1pt" style:font-size-asian="11pt" style:font-size-complex="11pt"/>
    </style:style>
    <style:style style:name="P2" style:family="paragraph" style:parent-style-name="Text_20_body">
      <style:text-properties style:font-name="Verdana" fo:font-size="11pt" officeooo:paragraph-rsid="0002e4ff" style:font-size-asian="11pt" style:font-size-complex="11pt"/>
    </style:style>
    <style:style style:name="P3" style:family="paragraph" style:parent-style-name="Standard">
      <style:text-properties style:font-name="Verdana" fo:font-size="11pt" style:font-size-asian="11pt" style:font-size-complex="11pt"/>
    </style:style>
    <style:style style:name="P4" style:family="paragraph" style:parent-style-name="Standard">
      <style:text-properties style:font-name="Verdana" fo:font-size="11pt" officeooo:rsid="0002e4ff" officeooo:paragraph-rsid="0002e4ff" style:font-size-asian="11pt" style:font-size-complex="11pt"/>
    </style:style>
    <style:style style:name="P5" style:family="paragraph" style:parent-style-name="Standard">
      <style:text-properties style:font-name="Verdana" fo:font-size="11pt" officeooo:paragraph-rsid="0002e4ff" style:font-size-asian="11pt" style:font-size-complex="11pt"/>
    </style:style>
    <style:style style:name="P6" style:family="paragraph" style:parent-style-name="Heading">
      <style:text-properties style:font-name="Verdana" fo:font-weight="normal" style:font-weight-asian="normal" style:font-weight-complex="normal"/>
    </style:style>
    <style:style style:name="P7" style:family="paragraph" style:parent-style-name="Heading">
      <style:text-properties fo:font-weight="bold" officeooo:paragraph-rsid="0002e4ff" style:font-weight-asian="bold" style:font-weight-complex="bold"/>
    </style:style>
    <style:style style:name="P8" style:family="paragraph" style:parent-style-name="Heading">
      <style:text-properties officeooo:paragraph-rsid="0002e4ff"/>
    </style:style>
    <style:style style:name="P9" style:family="paragraph" style:parent-style-name="Heading">
      <style:paragraph-properties fo:break-before="page"/>
      <style:text-properties fo:font-weight="bold" officeooo:paragraph-rsid="0002e4ff" style:font-weight-asian="bold" style:font-weight-complex="bold"/>
    </style:style>
    <style:style style:name="P10" style:family="paragraph" style:parent-style-name="Heading">
      <style:paragraph-properties fo:break-before="page"/>
      <style:text-properties officeooo:paragraph-rsid="0002e4ff"/>
    </style:style>
    <style:style style:name="T1" style:family="text">
      <style:text-properties officeooo:rsid="0000a5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a5b9" style:font-weight-asian="bold" style:font-weight-complex="bold"/>
    </style:style>
    <style:style style:name="T4" style:family="text">
      <style:text-properties fo:color="#666666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0a5b9" style:font-weight-asian="normal" style:font-weight-complex="normal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officeooo:rsid="000237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ramática</text:span> <text:span text:style-name="T8">final</text:span></text:p>
      <text:p text:style-name="P3"/>
      <text:p text:style-name="P3">Inicio <text:span text:style-name="T2">-&gt;</text:span> Clase Clases <text:span text:style-name="T2">$</text:span></text:p>
      <text:p text:style-name="P3">Clases <text:span text:style-name="T2">-&gt;</text:span> Clase Clases <text:span text:style-name="T2">|</text:span> <text:span text:style-name="T2">ε</text:span></text:p>
      <text:p text:style-name="P3">Clase <text:span text:style-name="T2">-&gt;</text:span> class idClase Herencia { Miembros }</text:p>
      <text:p text:style-name="P3">Herencia <text:span text:style-name="T2">-&gt;</text:span> extends idClase <text:span text:style-name="T2">|</text:span> <text:span text:style-name="T2">ε</text:span></text:p>
      <text:p text:style-name="P3">Miembros <text:span text:style-name="T2">-&gt;</text:span> Miembro Miembros <text:span text:style-name="T2">|</text:span> <text:span text:style-name="T2">ε</text:span></text:p>
      <text:p text:style-name="P3">Miembro <text:span text:style-name="T2">-&gt;</text:span> Atributo <text:span text:style-name="T2">|</text:span> Ctor <text:span text:style-name="T2">|</text:span> Metodo</text:p>
      <text:p text:style-name="P3">Atributo <text:span text:style-name="T2">-&gt;</text:span> Visibilidad Tipo ListaDecVars ;</text:p>
      <text:p text:style-name="P3">Metodo <text:span text:style-name="T2">-&gt;</text:span> FormaMetodo TipoMetodo idMetVar ArgsFormales Bloque</text:p>
      <text:p text:style-name="P3">Ctor <text:span text:style-name="T2">-&gt;</text:span> idClase ArgsFormales Bloque</text:p>
      <text:p text:style-name="P3">ArgsFormales <text:span text:style-name="T2">-&gt;</text:span> ( ListaArg )</text:p>
      <text:p text:style-name="P3">ListaArg <text:span text:style-name="T2">-&gt;</text:span> <text:span text:style-name="T2">ε</text:span> <text:span text:style-name="T2">|</text:span> Arg , ArgFormales</text:p>
      <text:p text:style-name="P3">ArgFormales <text:span text:style-name="T2">-&gt;</text:span> <text:span text:style-name="T2">ε</text:span> <text:span text:style-name="T2">|</text:span> Arg , ArgFormales</text:p>
      <text:p text:style-name="P3">Arg <text:span text:style-name="T2">-&gt;</text:span> Tipo idMetVar</text:p>
      <text:p text:style-name="P3">FormaMetodo <text:span text:style-name="T2">-&gt;</text:span> static <text:span text:style-name="T2">|</text:span> dynamic</text:p>
      <text:p text:style-name="P3">Visibilidad <text:span text:style-name="T2">-&gt;</text:span> public <text:span text:style-name="T2">|</text:span> private</text:p>
      <text:p text:style-name="P3">TipoMetodo <text:span text:style-name="T2">-&gt;</text:span> Tipo <text:span text:style-name="T2">|</text:span> void</text:p>
      <text:p text:style-name="P3">Tipo <text:span text:style-name="T2">-&gt;</text:span> TipoPrimitivo <text:span text:style-name="T2">|</text:span> TipoReferencia</text:p>
      <text:p text:style-name="P3">TipoPrimitivo <text:span text:style-name="T2">-&gt;</text:span> boolean <text:span text:style-name="T2">|</text:span> char <text:span text:style-name="T2">|</text:span> int</text:p>
      <text:p text:style-name="P3">TipoReferencia <text:span text:style-name="T2">-&gt;</text:span> idClase <text:span text:style-name="T2">|</text:span> String <text:span text:style-name="T2">|</text:span> TipoPrimitivo [ ]</text:p>
      <text:p text:style-name="P3">ListaDecVars <text:span text:style-name="T2">-&gt;</text:span> idMetVar ListaDV</text:p>
      <text:p text:style-name="P3">ListaDV <text:span text:style-name="T2">-&gt;</text:span> , idMetVar ListaDV <text:span text:style-name="T2">|</text:span> <text:span text:style-name="T2">ε</text:span></text:p>
      <text:p text:style-name="P3">Bloque <text:span text:style-name="T2">-&gt;</text:span> { Sentencias }</text:p>
      <text:p text:style-name="P3">Sentencias <text:span text:style-name="T2">-&gt;</text:span> Sentencia Sentencias <text:span text:style-name="T2">|</text:span> <text:span text:style-name="T2">ε</text:span></text:p>
      <text:p text:style-name="P3">Sentencia <text:span text:style-name="T2">-&gt;</text:span> ;</text:p>
      <text:p text:style-name="P3">Sentencia <text:span text:style-name="T2">-&gt;</text:span> Asignacion ;</text:p>
      <text:p text:style-name="P3">Sentencia <text:span text:style-name="T2">-&gt;</text:span> SentenciaLlamada ;</text:p>
      <text:p text:style-name="P3">Sentencia <text:span text:style-name="T2">-&gt;</text:span> Tipo ListaDecVars ;</text:p>
      <text:p text:style-name="P3">Sentencia <text:span text:style-name="T2">-&gt;</text:span> if ( Expresion ) Sentencia SentenciaElse</text:p>
      <text:p text:style-name="P3">Sentencia <text:span text:style-name="T2">-&gt;</text:span> while ( Expresion ) Sentencia</text:p>
      <text:p text:style-name="P3">Sentencia <text:span text:style-name="T2">-&gt;</text:span> Bloque</text:p>
      <text:p text:style-name="P3">Sentencia <text:span text:style-name="T2">-&gt;</text:span> return Expresiones ;</text:p>
      <text:p text:style-name="P3">SentenciaElse <text:span text:style-name="T2">-&gt;</text:span> <text:span text:style-name="T2">ε</text:span> <text:span text:style-name="T2">|</text:span> else Sentencia</text:p>
      <text:p text:style-name="P3">Expresiones <text:span text:style-name="T2">-&gt;</text:span> Expresion Expresiones <text:span text:style-name="T2">|</text:span> <text:span text:style-name="T2">ε</text:span></text:p>
      <text:p text:style-name="P3">Asignacion <text:span text:style-name="T2">-&gt;</text:span> AccesoVar <text:span text:style-name="T2">=</text:span> Expresion <text:span text:style-name="T2">|</text:span> AccesoThis <text:span text:style-name="T2">=</text:span> Expresion</text:p>
      <text:p text:style-name="P3">SentenciaLlamada <text:span text:style-name="T2">-&gt;</text:span> ( Primario )</text:p>
      <text:p text:style-name="P3">Expresion <text:span text:style-name="T2">-&gt;</text:span> ExpOr</text:p>
      <text:p text:style-name="P3">ExpOr <text:span text:style-name="T2">-&gt;</text:span> ExpAnd ExpOrR</text:p>
      <text:p text:style-name="P3">ExpOrR <text:span text:style-name="T2">-&gt;</text:span> <text:span text:style-name="T5">||</text:span> ExpAnd ExpOrR <text:span text:style-name="T2">|</text:span> <text:span text:style-name="T2">ε</text:span></text:p>
      <text:p text:style-name="P3">ExpAnd <text:span text:style-name="T2">-&gt;</text:span> ExpIg ExpAndR</text:p>
      <text:p text:style-name="P3">ExpAndR <text:span text:style-name="T2">-&gt;</text:span> &amp;&amp; ExpIg ExpAndR <text:span text:style-name="T2">|</text:span> <text:span text:style-name="T2">ε</text:span></text:p>
      <text:p text:style-name="P3">ExpIg <text:span text:style-name="T2">-&gt;</text:span> ExpComp ExpIgR</text:p>
      <text:p text:style-name="P3">ExpIgR <text:span text:style-name="T2">-&gt;</text:span> OpIgual ExpComp ExpIgR <text:span text:style-name="T2">|</text:span> <text:span text:style-name="T2">ε</text:span></text:p>
      <text:p text:style-name="P3">ExpComp <text:span text:style-name="T2">-&gt;</text:span> ExpAd ExpCompR</text:p>
      <text:p text:style-name="P3">ExpCompR <text:span text:style-name="T2">-&gt;</text:span> OpComp ExpAd <text:span text:style-name="T2">|</text:span> <text:span text:style-name="T2">ε</text:span></text:p>
      <text:p text:style-name="P3">ExpAd <text:span text:style-name="T2">-&gt;</text:span> ExpMul ExpAdR</text:p>
      <text:p text:style-name="P3">ExpAdR <text:span text:style-name="T2">-&gt;</text:span> OpAd ExpMul ExpAdR <text:span text:style-name="T2">|</text:span> <text:span text:style-name="T2">ε</text:span></text:p>
      <text:p text:style-name="P3">ExpMul <text:span text:style-name="T2">-&gt;</text:span> ExpUn ExpMulR</text:p>
      <text:p text:style-name="P3">ExpMulR <text:span text:style-name="T2">-&gt;</text:span> OpMul ExpUn ExpMulR <text:span text:style-name="T2">|</text:span> <text:span text:style-name="T2">ε</text:span></text:p>
      <text:p text:style-name="P3">ExpUn <text:span text:style-name="T2">-&gt;</text:span> OpUn ExpUn <text:span text:style-name="T2">|</text:span> Operando</text:p>
      <text:p text:style-name="P3">OpIgual <text:span text:style-name="T2">-&gt;</text:span> <text:span text:style-name="T2">==</text:span> <text:span text:style-name="T2">|</text:span> !<text:span text:style-name="T2">=</text:span></text:p>
      <text:p text:style-name="P3"><text:soft-page-break/>OpComp <text:span text:style-name="T2">-&gt;</text:span> &lt; <text:span text:style-name="T2">|</text:span> &gt; <text:span text:style-name="T2">|</text:span> &lt;<text:span text:style-name="T2">=</text:span> <text:span text:style-name="T2">|</text:span> &gt;<text:span text:style-name="T2">=</text:span></text:p>
      <text:p text:style-name="P3">OpAd <text:span text:style-name="T2">-&gt;</text:span> + <text:span text:style-name="T2">|</text:span> -</text:p>
      <text:p text:style-name="P3">OpUn <text:span text:style-name="T2">-&gt;</text:span> + <text:span text:style-name="T2">|</text:span> - <text:span text:style-name="T2">|</text:span> !</text:p>
      <text:p text:style-name="P3">OpMul <text:span text:style-name="T2">-&gt;</text:span> * <text:span text:style-name="T2">|</text:span> /</text:p>
      <text:p text:style-name="P3">Operando <text:span text:style-name="T2">-&gt;</text:span> Literal</text:p>
      <text:p text:style-name="P3">Operando <text:span text:style-name="T2">-&gt;</text:span> Primario</text:p>
      <text:p text:style-name="P3">Literal <text:span text:style-name="T2">-&gt;</text:span> null <text:span text:style-name="T2">|</text:span> true <text:span text:style-name="T2">|</text:span> false <text:span text:style-name="T2">|</text:span> intLiteral <text:span text:style-name="T2">|</text:span> charLiteral <text:span text:style-name="T2">|</text:span> stringLiteral</text:p>
      <text:p text:style-name="P3">Primario <text:span text:style-name="T2">-&gt;</text:span> ExpresionParentizada</text:p>
      <text:p text:style-name="P3">Primario <text:span text:style-name="T2">-&gt;</text:span> AccesoThis</text:p>
      <text:p text:style-name="P3">Primario <text:span text:style-name="T2">-&gt;</text:span> idMetVar MetodoVariable</text:p>
      <text:p text:style-name="P3">Primario <text:span text:style-name="T2">-&gt;</text:span> LlamadaMetodoEstatico</text:p>
      <text:p text:style-name="P3">Primario <text:span text:style-name="T2">-&gt;</text:span> LlamadaCtor</text:p>
      <text:p text:style-name="P3">MetodoVariable <text:span text:style-name="T2">-&gt;</text:span> Encadenado <text:span text:style-name="T2">|</text:span> ArgsActuales Encadenado</text:p>
      <text:p text:style-name="P3">ExpresionParentizada <text:span text:style-name="T2">-&gt;</text:span> ( Expresion ) Encadenado</text:p>
      <text:p text:style-name="P3">Encadenado <text:span text:style-name="T2">-&gt;</text:span> <text:span text:style-name="T2">ε</text:span> <text:span text:style-name="T2">|</text:span> . idMetVar Acceso <text:span text:style-name="T2">|</text:span> AccesoArregloEncadenado</text:p>
      <text:p text:style-name="P3">Acceso <text:span text:style-name="T2">-&gt;</text:span> LlamadaMetodoEncadenado <text:span text:style-name="T2">|</text:span> AccesoVarEncadenado</text:p>
      <text:p text:style-name="P3">AccesoThis <text:span text:style-name="T2">-&gt;</text:span> this Encadenado</text:p>
      <text:p text:style-name="P3">AccesoVar <text:span text:style-name="T2">-&gt;</text:span> idMetVar Encadenado</text:p>
      <text:p text:style-name="P3">LlamadaMetodo <text:span text:style-name="T2">-&gt;</text:span> idMetVar ArgsActuales Encadenado</text:p>
      <text:p text:style-name="P3">LlamadaMetodoEstatico <text:span text:style-name="T2">-&gt;</text:span> idClase . LlamadaMetodo Encadenado</text:p>
      <text:p text:style-name="P3">LlamadaCtor <text:span text:style-name="T2">-&gt;</text:span> new LlamadaCtorR</text:p>
      <text:p text:style-name="P3">LlamadaCtorR <text:span text:style-name="T2">-&gt;</text:span> idClase ArgsActuales Encadenado <text:span text:style-name="T2">|</text:span> TipoPrimitivo [ Expresion ] Encadenado</text:p>
      <text:p text:style-name="P3">ArgsActuales <text:span text:style-name="T2">-&gt;</text:span> ( ListaExpresiones )</text:p>
      <text:p text:style-name="P3">ListaExpresiones <text:span text:style-name="T2">-&gt;</text:span> Expresion ListaExp <text:span text:style-name="T2">|</text:span> <text:span text:style-name="T2">ε</text:span></text:p>
      <text:p text:style-name="P3">ListaExp <text:span text:style-name="T2">-&gt;</text:span> , Expresion ListaExp <text:span text:style-name="T2">|</text:span> <text:span text:style-name="T2">ε</text:span></text:p>
      <text:p text:style-name="P3">LlamadaMetodoEncadenado <text:span text:style-name="T2">-&gt;</text:span> ArgsActuales Encadenado</text:p>
      <text:p text:style-name="P3">AccesoVarEncadenado <text:span text:style-name="T2">-&gt;</text:span> Encadenado</text:p>
      <text:p text:style-name="P5">AccesoArregloEncadenado <text:span text:style-name="T2">-&gt;</text:span> [ Expresion ] Encadenado</text:p>
      <text:p text:style-name="P7"/>
      <text:p text:style-name="P9">Primeros</text:p>
      <text:p text:style-name="P4">Inicio<text:span text:style-name="T2">=</text:span> { class }</text:p>
      <text:p text:style-name="P4">Clases<text:span text:style-name="T2">=</text:span> { ε, class }</text:p>
      <text:p text:style-name="P4">Clase<text:span text:style-name="T2">=</text:span> { class }</text:p>
      <text:p text:style-name="P4">Herencia<text:span text:style-name="T2">=</text:span> { extends, ε }</text:p>
      <text:p text:style-name="P4">Miembros<text:span text:style-name="T2">=</text:span> { ε, public, private, static, dynamic, idClase }</text:p>
      <text:p text:style-name="P4">Miembro<text:span text:style-name="T2">=</text:span> { public, private, static, dynamic, idClase }</text:p>
      <text:p text:style-name="P4">Atributo<text:span text:style-name="T2">=</text:span> { public, private }</text:p>
      <text:p text:style-name="P4">Visibilidad<text:span text:style-name="T2">=</text:span> { public, private }</text:p>
      <text:p text:style-name="P4">Ctor<text:span text:style-name="T2">=</text:span> { idClase }</text:p>
      <text:p text:style-name="P4">Metodo<text:span text:style-name="T2">=</text:span> { static, dynamic }</text:p>
      <text:p text:style-name="P4">FormaMetodo<text:span text:style-name="T2">=</text:span> { static, dynamic }</text:p>
      <text:p text:style-name="P4">ArgsFormales<text:span text:style-name="T2">=</text:span> { ( }</text:p>
      <text:p text:style-name="P4">ListaArg<text:span text:style-name="T2">=</text:span> { ε, boolean, char, int, idClase, String }</text:p>
      <text:p text:style-name="P4">Arg<text:span text:style-name="T2">=</text:span> { boolean, char, int, idClase, String }</text:p>
      <text:p text:style-name="P4">Tipo<text:span text:style-name="T2">=</text:span> { boolean, char, int, idClase, String }</text:p>
      <text:p text:style-name="P4">TipoPrimitivo<text:span text:style-name="T2">=</text:span> { boolean, char, int }</text:p>
      <text:p text:style-name="P4">TipoReferencia<text:span text:style-name="T2">=</text:span> { idClase, String, boolean, char, int }</text:p>
      <text:p text:style-name="P4">ArgFormales<text:span text:style-name="T2">=</text:span> { ε, boolean, char, int, idClase, String }</text:p>
      <text:p text:style-name="P4">TipoMetodo<text:span text:style-name="T2">=</text:span> { void, boolean, char, int, idClase, String }</text:p>
      <text:p text:style-name="P4">ListaDecVars<text:span text:style-name="T2">=</text:span> { idMetVar }</text:p>
      <text:p text:style-name="P4">ListaDV<text:span text:style-name="T2">=</text:span> { ,, ε }</text:p>
      <text:p text:style-name="P4">Bloque<text:span text:style-name="T2">=</text:span> { { }</text:p>
      <text:p text:style-name="P4">Sentencias<text:span text:style-name="T2">=</text:span> </text:p>
      <text:p text:style-name="P4">{ ε, ;, if, while, return, idMetVar, this, boolean, char, int, idClase, String, (, { }</text:p>
      <text:p text:style-name="P4">Sentencia<text:span text:style-name="T2">=</text:span> </text:p>
      <text:p text:style-name="P4">{ ;, if, while, return, idMetVar, this, boolean, char, int, idClase, String, (, { }</text:p>
      <text:p text:style-name="P4">SentenciaElse<text:span text:style-name="T2">=</text:span> { ε, else }</text:p>
      <text:p text:style-name="P4">Asignacion<text:span text:style-name="T2">=</text:span> { idMetVar, this }</text:p>
      <text:p text:style-name="P4">AccesoThis<text:span text:style-name="T2">=</text:span> { this }</text:p>
      <text:p text:style-name="P4">AccesoVar<text:span text:style-name="T2">=</text:span> { idMetVar }</text:p>
      <text:p text:style-name="P4">SentenciaLlamada<text:span text:style-name="T2">=</text:span> { ( }</text:p>
      <text:p text:style-name="P4">Expresiones<text:span text:style-name="T2">=</text:span> </text:p>
      <text:p text:style-name="P4">{ ε, +, -, !, null, true, false, intLiteral, charLiteral, stringLiteral, (, idMetVar, idClase, this, new }</text:p>
      <text:p text:style-name="P4">Expresion<text:span text:style-name="T2">=</text:span> </text:p>
      <text:p text:style-name="P4">{ +, -, !, null, true, false, intLiteral, charLiteral, stringLiteral, (, idMetVar, idClase, this, new }</text:p>
      <text:p text:style-name="P4">ExpOr<text:span text:style-name="T2">=</text:span> </text:p>
      <text:p text:style-name="P4">{ +, -, !, null, true, false, intLiteral, charLiteral, stringLiteral, (, idMetVar, idClase, this, new }</text:p>
      <text:p text:style-name="P4">ExpAnd<text:span text:style-name="T2">=</text:span> </text:p>
      <text:p text:style-name="P4">{ +, -, !, null, true, false, intLiteral, charLiteral, stringLiteral, (, idMetVar, idClase, this, new }</text:p>
      <text:p text:style-name="P4">ExpIg<text:span text:style-name="T2">=</text:span> </text:p>
      <text:p text:style-name="P4">{ +, -, !, null, true, false, intLiteral, charLiteral, stringLiteral, (, idMetVar, idClase, this, new }</text:p>
      <text:p text:style-name="P4">ExpComp<text:span text:style-name="T2">=</text:span> </text:p>
      <text:p text:style-name="P4">{ +, -, !, null, true, false, intLiteral, charLiteral, stringLiteral, (, idMetVar, idClase, this, new }</text:p>
      <text:p text:style-name="P4">ExpAd<text:span text:style-name="T2">=</text:span> </text:p>
      <text:p text:style-name="P4">{ +, -, !, null, true, false, intLiteral, charLiteral, stringLiteral, (, idMetVar, idClase, this, new }</text:p>
      <text:p text:style-name="P4"><text:soft-page-break/>ExpMul<text:span text:style-name="T2">=</text:span> </text:p>
      <text:p text:style-name="P4">{ +, -, !, null, true, false, intLiteral, charLiteral, stringLiteral, (, idMetVar, idClase, this, new }</text:p>
      <text:p text:style-name="P4">ExpUn<text:span text:style-name="T2">=</text:span> </text:p>
      <text:p text:style-name="P4">{ +, -, !, null, true, false, intLiteral, charLiteral, stringLiteral, (, idMetVar, idClase, this, new }</text:p>
      <text:p text:style-name="P4">OpUn<text:span text:style-name="T2">=</text:span> { +, -, ! }</text:p>
      <text:p text:style-name="P4">Operando<text:span text:style-name="T2">=</text:span> </text:p>
      <text:p text:style-name="P4">{ null, true, false, intLiteral, charLiteral, stringLiteral, (, idMetVar, idClase, this, new }</text:p>
      <text:p text:style-name="P4">Literal<text:span text:style-name="T2">=</text:span> { null, true, false, intLiteral, charLiteral, stringLiteral }</text:p>
      <text:p text:style-name="P4">Primario<text:span text:style-name="T2">=</text:span> { (, idMetVar, idClase, this, new }</text:p>
      <text:p text:style-name="P4">MetodoVariable<text:span text:style-name="T2">=</text:span> { ε, ., [, ( }</text:p>
      <text:p text:style-name="P4">ExpresionParentizada<text:span text:style-name="T2">=</text:span> { ( }</text:p>
      <text:p text:style-name="P4">LlamadaMetodo<text:span text:style-name="T2">=</text:span> { idMetVar }</text:p>
      <text:p text:style-name="P4">LlamadaMetodoEstatico<text:span text:style-name="T2">=</text:span> { idClase }</text:p>
      <text:p text:style-name="P4">LlamadaCtor<text:span text:style-name="T2">=</text:span> { new }</text:p>
      <text:p text:style-name="P4">ExpOrR<text:span text:style-name="T2">=</text:span> { || , ε }</text:p>
      <text:p text:style-name="P4">ExpAndR<text:span text:style-name="T2">=</text:span> { &amp;&amp;, ε }</text:p>
      <text:p text:style-name="P4">ExpIgR<text:span text:style-name="T2">=</text:span> { ε, <text:span text:style-name="T2">==</text:span>, !<text:span text:style-name="T2">=</text:span> }</text:p>
      <text:p text:style-name="P4">OpIgual<text:span text:style-name="T2">=</text:span> { <text:span text:style-name="T2">==</text:span>, !<text:span text:style-name="T2">=</text:span> }</text:p>
      <text:p text:style-name="P4">ExpCompR<text:span text:style-name="T2">=</text:span> { ε, &lt;, &gt;, &lt;<text:span text:style-name="T2">=</text:span>, &gt;<text:span text:style-name="T2">=</text:span> }</text:p>
      <text:p text:style-name="P4">ExpAdR<text:span text:style-name="T2">=</text:span> { ε, +, - }</text:p>
      <text:p text:style-name="P4">OpAd<text:span text:style-name="T2">=</text:span> { +, - }</text:p>
      <text:p text:style-name="P4">ExpMulR<text:span text:style-name="T2">=</text:span> { ε, *, / }</text:p>
      <text:p text:style-name="P4">OpMul<text:span text:style-name="T2">=</text:span> { *, / }</text:p>
      <text:p text:style-name="P4">OpComp<text:span text:style-name="T2">=</text:span> { &lt;, &gt;, &lt;<text:span text:style-name="T2">=</text:span>, &gt;<text:span text:style-name="T2">=</text:span> }</text:p>
      <text:p text:style-name="P4">Encadenado<text:span text:style-name="T2">=</text:span> { ε, ., [ }</text:p>
      <text:p text:style-name="P4">AccesoArregloEncadenado<text:span text:style-name="T2">=</text:span> { [ }</text:p>
      <text:p text:style-name="P4">Acceso<text:span text:style-name="T2">=</text:span> { (, ε, ., [ }</text:p>
      <text:p text:style-name="P4">LlamadaMetodoEncadenado<text:span text:style-name="T2">=</text:span> { ( }</text:p>
      <text:p text:style-name="P4">AccesoVarEncadenado<text:span text:style-name="T2">=</text:span> { ε, ., [ }</text:p>
      <text:p text:style-name="P4">LlamadaCtorR<text:span text:style-name="T2">=</text:span> { idClase, boolean, char, int }</text:p>
      <text:p text:style-name="P4">ArgsActuales<text:span text:style-name="T2">=</text:span> { ( }</text:p>
      <text:p text:style-name="P4">ListaExpresiones<text:span text:style-name="T2">=</text:span> </text:p>
      <text:p text:style-name="P4">{ ε, +, -, !, null, true, false, intLiteral, charLiteral, stringLiteral, (, idMetVar, idClase, this, new }</text:p>
      <text:p text:style-name="P4">ListaExp<text:span text:style-name="T2">=</text:span> { ,, ε }</text:p>
      <text:p text:style-name="P8"><text:span text:style-name="T2"/></text:p>
      <text:p text:style-name="P10"><text:span text:style-name="T2">Siguientes</text:span></text:p>
      <text:p text:style-name="P3">Arg<text:span text:style-name="T2">=</text:span> { , }</text:p>
      <text:p text:style-name="P3">FormaMetodo<text:span text:style-name="T2">=</text:span> { void, boolean, char, int, idClase, String }</text:p>
      <text:p text:style-name="P3">Visibilidad<text:span text:style-name="T2">=</text:span> { boolean, char, int, idClase, String }</text:p>
      <text:p text:style-name="P3">TipoMetodo<text:span text:style-name="T2">=</text:span> { idMetVar }</text:p>
      <text:p text:style-name="P3">Tipo<text:span text:style-name="T2">=</text:span> { idMetVar }</text:p>
      <text:p text:style-name="P3">TipoPrimitivo<text:span text:style-name="T2">=</text:span> { [, idMetVar }</text:p>
      <text:p text:style-name="P3">TipoReferencia<text:span text:style-name="T2">=</text:span> { idMetVar }</text:p>
      <text:p text:style-name="P3">ListaDecVars<text:span text:style-name="T2">=</text:span> { ; }</text:p>
      <text:p text:style-name="P3">ListaDV<text:span text:style-name="T2">=</text:span> { ; }</text:p>
      <text:p text:style-name="P3">Bloque<text:span text:style-name="T2">=</text:span> { ε, else, ;, if, while, return, idMetVar, this, boolean, char, int, idClase, String, (, {, public, private, static, dynamic }</text:p>
      <text:p text:style-name="P3">Sentencias<text:span text:style-name="T2">=</text:span> { } }</text:p>
      <text:p text:style-name="P3">Sentencia<text:span text:style-name="T2">=</text:span> { ε, else, ;, if, while, return, idMetVar, this, boolean, char, int, idClase, String, (, { }</text:p>
      <text:p text:style-name="P3">SentenciaElse<text:span text:style-name="T2">=</text:span> { ε, else, ;, if, while, return, idMetVar, this, boolean, char, int, idClase, String, (, { }</text:p>
      <text:p text:style-name="P3">Expresiones<text:span text:style-name="T2">=</text:span> { ; }</text:p>
      <text:p text:style-name="P3">Asignacion<text:span text:style-name="T2">=</text:span> { ; }</text:p>
      <text:p text:style-name="P3">SentenciaLlamada<text:span text:style-name="T2">=</text:span> { ; }</text:p>
      <text:p text:style-name="P3">Expresion<text:span text:style-name="T2">=</text:span> { ], ,, ε, ), +, -, !, null, true, false, intLiteral, charLiteral, stringLiteral, idMetVar, (, idClase, this, new, ; }</text:p>
      <text:p text:style-name="P3">ExpOr<text:span text:style-name="T2">=</text:span> { ], ,, ε, ), +, -, !, null, true, false, intLiteral, charLiteral, stringLiteral, idMetVar, (, idClase, this, new, ; }</text:p>
      <text:p text:style-name="P3">ExpOrR<text:span text:style-name="T2">=</text:span> { ], ,, ε, ), +, -, !, null, true, false, intLiteral, charLiteral, stringLiteral, idMetVar, (, idClase, this, new, ; }</text:p>
      <text:p text:style-name="P3">ExpAnd<text:span text:style-name="T2">=</text:span> { ε, +, -, !, null, true, false, intLiteral, charLiteral, stringLiteral, idMetVar, (, idClase, this, new, ], ,, ), ; }</text:p>
      <text:p text:style-name="P3">ExpAndR<text:span text:style-name="T2">=</text:span> { ε, +, -, !, null, true, false, intLiteral, charLiteral, stringLiteral, idMetVar, (, idClase, this, new, ], ,, ), ; }</text:p>
      <text:p text:style-name="P3">ExpIg<text:span text:style-name="T2">=</text:span> { &amp;&amp;, ε }</text:p>
      <text:p text:style-name="P3">ExpIgR<text:span text:style-name="T2">=</text:span> { &amp;&amp;, ε }</text:p>
      <text:p text:style-name="P3">ExpComp<text:span text:style-name="T2">=</text:span> { ε, <text:span text:style-name="T2">==</text:span>, !<text:span text:style-name="T2">=</text:span> }</text:p>
      <text:p text:style-name="P3">ExpCompR<text:span text:style-name="T2">=</text:span> { ε, <text:span text:style-name="T2">==</text:span>, !<text:span text:style-name="T2">=</text:span> }</text:p>
      <text:p text:style-name="P3">ExpAd<text:span text:style-name="T2">=</text:span> { ε, &lt;, &gt;, &lt;<text:span text:style-name="T2">=</text:span>, &gt;<text:span text:style-name="T2">=</text:span>, <text:span text:style-name="T2">==</text:span>, !<text:span text:style-name="T2">=</text:span> }</text:p>
      <text:p text:style-name="P3">ExpAdR<text:span text:style-name="T2">=</text:span> { ε, &lt;, &gt;, &lt;<text:span text:style-name="T2">=</text:span>, &gt;<text:span text:style-name="T2">=</text:span>, <text:span text:style-name="T2">==</text:span>, !<text:span text:style-name="T2">=</text:span> }</text:p>
      <text:p text:style-name="P3">ExpMul<text:span text:style-name="T2">=</text:span> { ε, +, - }</text:p>
      <text:p text:style-name="P3">ExpMulR<text:span text:style-name="T2">=</text:span> { ε, +, - }</text:p>
      <text:p text:style-name="P3">ExpUn<text:span text:style-name="T2">=</text:span> { ε, *, / }</text:p>
      <text:p text:style-name="P3">OpIgual<text:span text:style-name="T2">=</text:span> { +, -, !, null, true, false, intLiteral, charLiteral, stringLiteral, idMetVar, (, idClase, this, new }</text:p>
      <text:p text:style-name="P3">OpComp<text:span text:style-name="T2">=</text:span> { +, -, !, null, true, false, intLiteral, charLiteral, stringLiteral, idMetVar, (, idClase, this, new }</text:p>
      <text:p text:style-name="P3">OpAd<text:span text:style-name="T2">=</text:span> { +, -, !, null, true, false, intLiteral, charLiteral, stringLiteral, idMetVar, (, idClase, this, new }</text:p>
      <text:p text:style-name="P3">OpUn<text:span text:style-name="T2">=</text:span> { +, -, !, null, true, false, intLiteral, charLiteral, stringLiteral, idMetVar, (, idClase, this, new }</text:p>
      <text:p text:style-name="P3">OpMul<text:span text:style-name="T2">=</text:span> { +, -, !, null, true, false, intLiteral, charLiteral, stringLiteral, idMetVar, (, idClase, this, new }</text:p>
      <text:p text:style-name="P3">Operando<text:span text:style-name="T2">=</text:span> { ε, *, / }</text:p>
      <text:p text:style-name="P3">Literal<text:span text:style-name="T2">=</text:span> { ε, *, / }</text:p>
      <text:p text:style-name="P3">Primario<text:span text:style-name="T2">=</text:span> { ), ε, *, / }</text:p>
      <text:p text:style-name="P3">MetodoVariable<text:span text:style-name="T2">=</text:span> { ), ε, *, / }</text:p>
      <text:p text:style-name="P3"><text:soft-page-break/>ExpresionParentizada<text:span text:style-name="T2">=</text:span> { ), ε, *, / }</text:p>
      <text:p text:style-name="P3">Encadenado<text:span text:style-name="T2">=</text:span> { ε, ., [, <text:span text:style-name="T2">=</text:span>, ), *, / }</text:p>
      <text:p text:style-name="P3">Acceso<text:span text:style-name="T2">=</text:span> { ε, ., [, <text:span text:style-name="T2">=</text:span>, ), *, / }</text:p>
      <text:p text:style-name="P3">AccesoThis<text:span text:style-name="T2">=</text:span> { <text:span text:style-name="T2">=</text:span>, ), ε, *, / }</text:p>
      <text:p text:style-name="P3">AccesoVar<text:span text:style-name="T2">=</text:span> { <text:span text:style-name="T2">=</text:span> }</text:p>
      <text:p text:style-name="P3">LlamadaMetodo<text:span text:style-name="T2">=</text:span> { ε, ., [ }</text:p>
      <text:p text:style-name="P3">LlamadaMetodoEstatico<text:span text:style-name="T2">=</text:span> { ), ε, *, / }</text:p>
      <text:p text:style-name="P3">LlamadaCtor<text:span text:style-name="T2">=</text:span> { ), ε, *, / }</text:p>
      <text:p text:style-name="P3">LlamadaCtorR<text:span text:style-name="T2">=</text:span> { ), ε, *, / }</text:p>
      <text:p text:style-name="P3">ArgsActuales<text:span text:style-name="T2">=</text:span> { ε, ., [ }</text:p>
      <text:p text:style-name="P3">ListaExpresiones<text:span text:style-name="T2">=</text:span> { ) }</text:p>
      <text:p text:style-name="P3">ListaExp<text:span text:style-name="T2">=</text:span> { ) }</text:p>
      <text:p text:style-name="P3">LlamadaMetodoEncadenado<text:span text:style-name="T2">=</text:span> { ε, ., [, <text:span text:style-name="T2">=</text:span>, ), *, / }</text:p>
      <text:p text:style-name="P3">AccesoVarEncadenado<text:span text:style-name="T2">=</text:span> { ε, ., [, <text:span text:style-name="T2">=</text:span>, ), *, / }</text:p>
      <text:p text:style-name="P3">AccesoArregloEncadenado<text:span text:style-name="T2">=</text:span> { ε, ., [, <text:span text:style-name="T2">=</text:span>, ), *, /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9:13.244000000</meta:creation-date>
    <dc:date>2018-09-12T14:30:03.824000000</dc:date>
    <meta:editing-duration>PT10M56S</meta:editing-duration>
    <meta:editing-cycles>3</meta:editing-cycles>
    <meta:generator>LibreOffice/6.0.0.3$Windows_X86_64 LibreOffice_project/64a0f66915f38c6217de274f0aa8e15618924765</meta:generator>
    <meta:document-statistic meta:table-count="0" meta:image-count="0" meta:object-count="0" meta:page-count="6" meta:paragraph-count="214" meta:word-count="1470" meta:character-count="8319" meta:non-whitespace-character-count="7050"/>
  </office:meta>
</office:document-meta>
</file>